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officeooo:paragraph-rsid="000b5569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normal" officeooo:paragraph-rsid="000cb1d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officeooo:rsid="000b5569" officeooo:paragraph-rsid="000b556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0b81b5" officeooo:paragraph-rsid="000b81b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0cb1d9" officeooo:paragraph-rsid="000cb1d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0cb1d9" officeooo:paragraph-rsid="000cb1d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0e6300" officeooo:paragraph-rsid="000e630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f7dc3" officeooo:paragraph-rsid="000f7dc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0e81d" officeooo:paragraph-rsid="0010e81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cb1d9" officeooo:paragraph-rsid="000cb1d9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f7dc3" officeooo:paragraph-rsid="000f7dc3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language="de" fo:country="DE" fo:font-style="italic" style:text-underline-style="solid" style:text-underline-width="auto" style:text-underline-color="font-color" fo:font-weight="bold" officeooo:rsid="000cb1d9" officeooo:paragraph-rsid="000cb1d9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language="de" fo:country="DE" fo:font-style="normal" style:text-underline-style="none" fo:font-weight="normal" officeooo:rsid="000e6300" officeooo:paragraph-rsid="000e630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b5569" officeooo:paragraph-rsid="000b556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b81b5" officeooo:paragraph-rsid="000b81b5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f7dc3" officeooo:paragraph-rsid="000f7dc3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0e81d" officeooo:paragraph-rsid="0010e81d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text-properties fo:font-size="13pt" fo:font-style="italic" fo:font-weight="bold" officeooo:rsid="000b5569" officeooo:paragraph-rsid="000b5569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text-properties officeooo:rsid="000b5569" officeooo:paragraph-rsid="000b5569"/>
    </style:style>
    <style:style style:name="T1" style:family="text">
      <style:text-properties officeooo:rsid="000b5569"/>
    </style:style>
    <style:style style:name="T2" style:family="text">
      <style:text-properties fo:font-style="italic" officeooo:rsid="000cb1d9" style:font-style-asian="italic" style:font-style-complex="italic"/>
    </style:style>
    <style:style style:name="T3" style:family="text">
      <style:text-properties officeooo:rsid="000b81b5"/>
    </style:style>
    <style:style style:name="T4" style:family="text">
      <style:text-properties officeooo:rsid="000cb1d9"/>
    </style:style>
    <style:style style:name="T5" style:family="text">
      <style:text-properties officeooo:rsid="0016c745"/>
    </style:style>
    <style:style style:name="T6" style:family="text">
      <style:text-properties officeooo:rsid="00172b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zessteilnehmer:</text:p>
      <text:p text:style-name="P18"/>
      <text:p text:style-name="P3">→ sind als aktiv gestaltete Tätigkeit dargestellt, die durch verschiende Personen wahrgenommen werden.</text:p>
      <text:p text:style-name="P3"/>
      <text:p text:style-name="P3">→ ein und dieselbe Person kann dabei durchaus mehren. Aktivitäten zugeordnet sein.</text:p>
      <text:p text:style-name="P3"/>
      <text:p text:style-name="P3">Beispiel: Management, Qualitätssicherung</text:p>
      <text:p text:style-name="P3"/>
      <text:p text:style-name="P3"/>
      <text:p text:style-name="P3"/>
      <text:p text:style-name="P14">Prozessbedingungen:</text:p>
      <text:p text:style-name="P18"/>
      <text:p text:style-name="P1"><text:span text:style-name="T3">→ </text:span><text:span text:style-name="T1">Sind Bedingungen, welche in den Entwicklungsporzess eingebettet sind.</text:span></text:p>
      <text:p text:style-name="P3"/>
      <text:p text:style-name="P4">→ Prozessbedingungen unterligen einem ständigen Wandel.</text:p>
      <text:p text:style-name="P4"/>
      <text:p text:style-name="P4"/>
      <text:p text:style-name="P4"/>
      <text:p text:style-name="P15">Anwender:</text:p>
      <text:p text:style-name="P4"/>
      <text:p text:style-name="P4">→ Ausgangspunkt einer jeden Softwareentwicklung ist: → der Auftraggeber oder</text:p>
      <text:p text:style-name="P4"><text:tab/><text:tab/><text:tab/><text:tab/><text:tab/><text:tab/><text:tab/><text:tab/> <text:s text:c="2"/>→ die zu realisierende Aufgabe</text:p>
      <text:p text:style-name="P5"/>
      <text:p text:style-name="P2"><text:span text:style-name="T4">→ beide führt man unter dem Begriff </text:span><text:span text:style-name="T2">Anwendung </text:span><text:span text:style-name="T4">zusammen, die letztlich durch den Softwareenticklungsprozess realisiert werden muss.</text:span></text:p>
      <text:p text:style-name="P4"/>
      <text:p text:style-name="P4"/>
      <text:p text:style-name="P10"/>
      <text:p text:style-name="P10">Management:</text:p>
      <text:p text:style-name="P12"/>
      <text:p text:style-name="P13">→ Kontrolle, Überwachung von Projekten</text:p>
      <text:p text:style-name="P13"/>
      <text:p text:style-name="P13">→ Organisieren, koordinieren und kommunizieren</text:p>
      <text:p text:style-name="P6"/>
      <text:p text:style-name="P7">→ Probelmlösung</text:p>
      <text:p text:style-name="P7"/>
      <text:p text:style-name="P7"/>
      <text:p text:style-name="P16">Entwicklung:</text:p>
      <text:p text:style-name="P11"/>
      <text:p text:style-name="P8">→ Die Aufgabe verstehen und realisieren</text:p>
      <text:p text:style-name="P8"/>
      <text:p text:style-name="P8">→ Top Down Methode <text:s/>---&gt; Vom Groben zum feinen</text:p>
      <text:p text:style-name="P8"/>
      <text:p text:style-name="P8">→ Anwendung verschiedener Methoden (Programmablaufplan, Struktogramm, Pseudoc)</text:p>
      <text:p text:style-name="P8"/>
      <text:p text:style-name="P8">→ Fertigstellung des Produktes </text:p>
      <text:p text:style-name="P8"/>
      <text:p text:style-name="P17"><text:soft-page-break/>Qualitätssicherung:</text:p>
      <text:p text:style-name="P8"/>
      <text:p text:style-name="P9">→ <text:s/>Den Begriff Qualität definieren</text:p>
      <text:p text:style-name="P9"/>
      <text:p text:style-name="P9">Software Qualitätsmerkmale:</text:p>
      <text:p text:style-name="P9">- </text:p>
      <text:p text:style-name="P6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8T13:10:08</meta:creation-date>
    <dc:date>2013-03-26T09:25:53</dc:date>
    <dc:creator>root </dc:creator>
    <meta:editing-duration>PT54M42S</meta:editing-duration>
    <meta:editing-cycles>6</meta:editing-cycles>
    <meta:generator>LibreOffice/4.0.0.2$Linux_x86 LibreOffice_project/408fe71bd18616c467b3dcd7ab6756528ffcae2</meta:generator>
    <meta:document-statistic meta:table-count="0" meta:image-count="0" meta:object-count="0" meta:page-count="2" meta:paragraph-count="24" meta:word-count="128" meta:character-count="1041" meta:non-whitespace-character-count="923"/>
  </office:meta>
</office:document-meta>
</file>